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ccfff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stroke="dash" draw:stroke-dash="Fine_20_Dashe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svg:stroke-color="#355e00" draw:fill="solid" draw:fill-color="#c0ea8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c0ea8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dash" draw:stroke-dash="Fine_20_Dashed" svg:stroke-color="#ff9966" svg:stroke-opacity="0%" draw:fill="solid" draw:fill-color="#ffffcc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svg:stroke-color="#355e00" draw:fill="solid" draw:fill-color="#ffffff"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956cm" svg:height="24.924cm" svg:x="0cm" svg:y="0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08cm" svg:height="15.24cm" svg:x="0.54cm" svg:y="6.096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.908cm" svg:height="3.556cm" svg:x="0.54cm" svg:y="17.2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908cm" svg:height="4.064cm" svg:x="0.54cm" svg:y="1.524cm">
          <text:p text:style-name="P1">Agent Frontend Module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.304cm" svg:height="2.032cm" svg:x="0.54cm" svg:y="22.352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2.032cm" svg:x="20.352cm" svg:y="22.352cm">
          <text:p text:style-name="P2">Configuration Fi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208cm" svg:height="3.556cm" svg:x="0.54cm" svg:y="17.27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588cm" svg:height="2.032cm" svg:x="1.048cm" svg:y="18.288cm">
          <text:p text:style-name="P2"><text:span text:style-name="T1">DynamicFiel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176cm" svg:height="2.032cm" svg:x="1.556cm" svg:y="7.62cm">
          <text:p text:style-name="P2">Dynamic Field (Backend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293cm" svg:height="6.096cm" svg:x="1.439cm" svg:y="10.554cm">
          <text:p text:style-name="P1">Dynamic Field Driv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2.078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5.503cm" svg:y="12.078cm">
          <text:p text:style-name="P2"><text:span text:style-name="T2">TextAre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9.059cm" svg:y="12.078cm">
          <text:p text:style-name="P2"><text:span text:style-name="T2">Checkbo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3.602cm">
          <text:p text:style-name="P2"><text:span text:style-name="T2">Drop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5.503cm" svg:y="13.602cm">
          <text:p text:style-name="P2"><text:span text:style-name="T2">Multi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9.059cm" svg:y="13.602cm">
          <text:p text:style-name="P2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016cm" svg:x="1.947cm" svg:y="15.126cm">
          <text:p text:style-name="P2"><text:span text:style-name="T2">Date/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48cm" svg:height="1.016cm" svg:x="5.503cm" svg:y="15.12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588cm" svg:height="2.032cm" svg:x="20.352cm" svg:y="18.288cm">
          <text:p text:style-name="P2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2.032cm" svg:x="13.748cm" svg:y="18.28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588cm" svg:height="2.032cm" svg:x="7.144cm" svg:y="18.288cm">
          <text:p text:style-name="P2"><text:span text:style-name="T1">DynamicFieldValu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72cm" svg:height="2.032cm" svg:x="1.048cm" svg:y="3.048cm">
          <text:p text:style-name="P2"><text:span text:style-name="T2">AgentTicket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6.128cm" svg:y="3.048cm">
          <text:p text:style-name="P2"><text:span text:style-name="T2">AgentTicketEm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21.368cm" svg:y="3.048cm">
          <text:p text:style-name="P2"><text:span text:style-name="T2">AgentTicketZoo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2.032cm" svg:x="11.208cm" svg:y="3.048cm">
          <text:p text:style-name="P2"><text:span text:style-name="T2">AgentTicketMov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72cm" svg:height="2.032cm" svg:x="16.288cm" svg:y="3.048cm">
          <text:p text:style-name="P2">...</text:p>
          <draw:enhanced-geometry svg:viewBox="0 0 21600 21600" draw:type="rectangle" draw:enhanced-path="M 0 0 L 21600 0 21600 21600 0 21600 0 0 Z N"/>
        </draw:custom-shape>
        <draw:frame draw:style-name="gr12" draw:layer="layout" svg:width="4.456cm" svg:height="0.962cm" svg:x="0.54cm" svg:y="17.272cm">
          <draw:text-box>
            <text:p>Core Modu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24.8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3-09-30T23:09:49</dc:date>
    <dc:creator>Carlos Fernando Rodriguez Hernandez</dc:creator>
    <meta:editing-duration>PT33M36S</meta:editing-duration>
    <meta:editing-cycles>4</meta:editing-cycles>
    <meta:generator>OpenOffice/4.0.0$Unix OpenOffice.org_project/400m3$Build-9702</meta:generator>
    <meta:document-statistic meta:object-count="27"/>
  </office:meta>
</office:document-meta>
</file>